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trevista: Joan Manuel Tresserras, "El Consell de la Cultura i les Arts és prioritari"</text:p>
      <text:p text:style-name="Standard"/>
      <text:p text:style-name="Standard">Entrevista: Joan Manuel Tresserras El nou conseller de Cultura i Mitjans de Comunicació es proposa enfortir la indústria sense descartar cap mercat potencial</text:p>
      <text:p text:style-name="Standard"/>
      <text:p text:style-name="Standard">"Jugar en el camp multilingüe i multicultural ens fa forts"</text:p>
      <text:p text:style-name="Standard">avui 14 dic 2006</text:p>
      <text:p text:style-name="Standard">I. Aragay / Ò. Montferrer</text:p>
      <text:p text:style-name="Standard"/>
      <text:p text:style-name="Standard">Joan Manuel Tresserras, nou conseller de Cultura i Mitjans de Comunicació de la Generalitat, en la seva primera entrevista en profunditat amb un mitjà de comunicació, situa la posada en marxa del Consell de la Cultura i les Arts com a prioritat, fa una aposta pels sectors industrials sense renunciar a cap mercat lingüístic i proposa un nou paradigma de cultural popular que superi el discurs resistencial. I en el camp comunicatiu, anuncia la llei de la Corporació Catalana de Ràdio i Televisió (CCRTV) per d'aquí a mig any i fins aleshores congela qualsevol canvi directiu a l'ens.</text:p>
      <text:p text:style-name="Standard"/>
      <text:p text:style-name="Standard"/>
      <text:p text:style-name="Standard">Què és la cultura catalana?</text:p>
      <text:p text:style-name="Standard">Aquesta és una pregunta trampa... Però mirin, acabo de parlar amb el president de l'Institut d'Estudis Catalans (IEC), Salvador Giner, perquè hi havia una relació no gens fàcil entre l'IEC i la conselleria, cosa que ara ja ha canviat: ens vincularem amb l'IEC com a acadèmia científica i les grans definicions les passarem a l'acadèmia i les universitats. Són temes que no es poden frivolitzar i que, a més, en la mesura del possible, s'han de treure del debat polític, tàctic. De totes maneres, aquest departament té una concepció omnicomprensiva de la cultura catalana, com més àmplia millor. Entenem que, si bé no totes les tradicions d'origen de la gent que viu a Catalunya són catalanes, sí que hem de ser capaços de considerar cultura catalana tot allò que aquestes persones, amb el bagatge que porten, fan a partir del moment que són aquí. Estem davant d'una realitat complexa i no podem renunciar a res. A partir d'aquí, podem discutir moltes coses i des de moltes perspectives: la sociològica, la culturalista, la literària, la sociolingüística... I no és aquest un terreny que em sigui particularment incòmode. Però em sembla que el que ens toca des de la conselleria és organitzar unes prioritats polítiques.</text:p>
      <text:p text:style-name="Standard">Quines seran?</text:p>
      <text:p text:style-name="Standard">Si haguéssim de parlar d'un objectiu global, seria la modernització. Després hi ha el fet obvi que la conselleria sigui de Cultura i Mitjans de Comunicació, cosa que proporciona unes possibilitats que hem d'explorar amb molta ambició. Fonamentalment, en la línia de pensar que hi ha molta activitat cultural a Barcelona, però molt especialment a la resta del territori, que té dificultats per arribar a un públic ampli. Per anar més enllà dels públics especialitzats, la cultura necessita els mitjans de comunicació. I on hi ha més marge de millora és als mitjans audiovisuals. Molts mitjans tenen dificultats de disposar de continguts de proximitat a costos raonables. Un dels principals materials en aquest terreny ha de ser la cultura que ja es produeix. Aquí hi ha una aliança que hem d'explorar.</text:p>
      <text:p text:style-name="Standard">Com s'incidirà a la CCRTV?</text:p>
      <text:p text:style-name="Standard">No li podem dir què ha de fer, però sí que la podem condicionar amb el contracte programa. Una de les coses que el departament hi inclourà són obligacions en matèria de difusió de continguts culturals, i no exclusivament per al 33.</text:p>
      <text:p text:style-name="Standard">Quin objectiu pressupostari s'han fixat?</text:p>
      <text:p text:style-name="Standard">S'havien fet càlculs del 2% del total del pressupost de la Generalitat sense tenir en compte Comunicació. La demanda de recursos per al sector és inexhaurible, però no crec que el pressupost sigui el més determinant, tot i que s'ha d'anar incrementant, cosa garantida pel nou model de finançament i per una voluntat política explícita ja de l'anterior govern i també d'aquest. Ara bé, la prioritat és reorientar i destacar el paper econòmic del sector, un sector molt potent, de gent qualificada amb molta capacitat de generar valor afegit, i un sector transversal, que té a veure amb cohesió social, benestar, ensenyament...</text:p>
      <text:p text:style-name="Standard">Com aplicarà aquest pressupost?</text:p>
      <text:p text:style-name="Standard">Cadascuna de les grans institucions, del MNAC al Liceu, tindrà objectius específics. I volem fer plans estratègics de cada subsector, a més de millorar la presència territorial, potenciant la figura del delegat. Però si hem de concretar, l'objectiu prioritari serà posar en marxa el Consell de la Cultura i les Arts. No només aprovar la llei, que el govern enviarà immediatament al Parlament sense cap modificació precisament per no endarrerir la seva tramitació, sinó posar-la en marxa. Creiem en la seva utilitat, pot facilitar la feina de la conselleria, millorar la representació dels creadors i la seva coordinació, i està bé que els sectors puguin gestionar uns recursos públics amb autonomia del govern. Jugarem a fons aquesta carta que, aparentment, és un desarmament unilateral per part del govern, però que per la meva experiència al Consell Audiovisual de Catalunya ha de servir per millorar les polítiques públiques. Hi crec molt. Crear autoritats independents, amb persones altament especialitzades i d'expertesa reconeguda pel sector, millora les possibilitats de gestió. N'estic convençut. I té virtuts democratitzadores, de transparència de l'ús dels diners públics. A més, el Consell complementarà molt bé la bona feina de l'ICIC.</text:p>
      <text:p text:style-name="Standard">No es trepitjaran funcions?</text:p>
      <text:p text:style-name="Standard">Substancialment, no. Ni tampoc amb l'Entitat Autònoma de Difusió Cultural. De fet, l'Entitat, que estudia més de 1.200 projectes l'any i hi col·labora amb més de la meitat, està destinada a ser la columna vertebral del Consell, que així no partirà de zero. El Consell no serà el resultat final d'aquesta legislatura, sinó que ha d'estar funcionant a tota màquina el segon any. No és que ens pleguem i cedim a la invitació que se'ns fa des de la Plataforma, sinó que ens apuntem entusiàsticament a la proposta.</text:p>
      <text:p text:style-name="Standard">Al costat dels creadors, hi ha la indústria, que està mirant amb recel una conselleria de Cultura regida per ERC. Per què?</text:p>
      <text:p text:style-name="Standard">El que ha passat és que el balanç que aquests sectors han fet dels darrers mesos de legislatura és molt positiu, i ho celebro perquè amb Ferran Mascarell som molts amics i a més hem fet una transició que m'ha semblat exemplar en les formes i els continguts. Ha de quedar clar que aquest és un govern de continuïtat i el fet que en aquesta conselleria hi hagi un relleu d'accent polític no evitarà la continuïtat en els compromisos. Ja ens hem començat a trobar amb aquests sectors i qualsevol hipòtesi de por o recel em sembla que ha quedat esvaïda. Ells parlaran. Jo no puc fer d'intèrpret. En qualsevol cas, fa molt temps que dic que la meva és una aposta industrialista. La cultura avui és en bona part industrial. En els països petits i amb fragilitats culturals més o menys cròniques, cal una presència del capital públic, però només amb el sector públic no són viables. Ens calen sectors industrials forts en tots els àmbits: edició, mitjans de comunicació, discografia, audiovisual, arts escèniques, arts plàstiques...</text:p>
      <text:p text:style-name="Standard">Quin és el mercat en què s'ha de treballar, el de l'àmbit lingüístic català?</text:p>
      <text:p text:style-name="Standard">Hem d'aprofitar totes les possibilitats. El de la llengua catalana, Països Catalans o com cadascú vulgui dir-ne, és per nosaltres prioritari i principal. Però del mercat espanyol, per tradició històrica i oportunitat, no en podem prescindir industrialment. La nostra lògica és atreure a Barcelona el màxim de grans empreses en tots els sectors, i si podem ser líders en algun, millor. És veritat que a vegades l'aposta pel mercat hispànic, que és molt gran demogràficament però amb algunes limitacions de consum cultural, ens fa oblidar altres possibles apostes com la mediterrània, l'europea o la global.</text:p>
      <text:p text:style-name="Standard">Aquesta aposta múltiple no pot anar en detriment de la llengua catalana, per exemple en el camp del cine?</text:p>
      <text:p text:style-name="Standard">És un camp específic sobre el qual no em vull pronunciar sense haver tingut tots els contactes amb el sector. En qualsevol cas, jugar en el terreny multicultural i multilingüe no ens afebleix, ens fa forts. El que ens perjudica és estar constantment fent un pols amb una llengua que és una veïna tan poderosa que la tenim com a hegemònica a casa nostra. Hem de tenir canals propis per adreçar-nos al món. I afortunadament disposem del coneixement automàtic d'una llengua que és de les més divulgades del món i, per tant, a ningú se li acut la perspectiva de renunciar-hi: la utilitzarem tan intensivament com puguem, també per fer negoci en l'àmbit cultural. I si ho podem fer en algunes llengües més que ens acabin de consolidar en els mercats, millor. I tot això no té per què perjudicar gens el català com a llengua distintiva específica i principal instrument de la cohesió social a l'interior de Catalunya. Això no és una baralla ni una disputa. La història no la podem corregir. El passat és sobretot la font dels nostres problemes. És el passat el que ens espanta. El futur no ens pot espantar.</text:p>
      <text:p text:style-name="Standard">D'acord, però la realitat és tossuda: el 2005 només el 3,3% de projeccions als cines van fer-se en català.</text:p>
      <text:p text:style-name="Standard">Això simplement s'ha de corregir. Cal veure amb quina estratègia. Però la via d'abocar-hi diners i diners té unes limitacions molt clares. La política no es pot fer només amb diners.</text:p>
      <text:p text:style-name="Standard">Tampoc només amb discurs.</text:p>
      <text:p text:style-name="Standard">S'ha de combinar tot. En algunes àrees el discurs és prioritari, en d'altres la distribució de recursos. Hi ha espais on cal treballar amb l'empresa privada, i hi ha coses que s'han de cobrir des del sector públic.</text:p>
      <text:p text:style-name="Standard">Quines prioritats té en el camp de la comunicació?</text:p>
      <text:p text:style-name="Standard">Dues. Una és urgent estratègicament i l'altra conjunturalment. Aquesta segona és evitar el tancament de Ràdio 4 i de la desconnexió de TVE Sant Cugat [més informació a la pàg. 66]. La primera és que des del 1999 està pendent la reforma de la Corporació Catalana de Ràdio i Televisió (CCRTV) i ara es farà.</text:p>
      <text:p text:style-name="Standard">Quan diu ara...?</text:p>
      <text:p text:style-name="Standard">Vull dir ara. Donem-nos d'aquí a l'estiu per aprovar la llei, que espero que sigui amb el màxim consens. Una cosa bàsica, i aquí hi ha hagut una sintonia perfecta entre conselleria i govern, sense dubtes ni fissures, és no pervertir el procés fent nomenaments des del govern per modificar la direcció de la CCRTV. Si la llei pretén desgovernamentalitzar els mitjans públics, comportem-nos com si això ja fos així. Fem confiança als actuals directius perquè liderin aquest període de tr ansició.</text:p>
      <text:p text:style-name="Standard">Tornem al camp cultural. Que el Ramon Llull no depengui de Cultura, és un handicap per a la conselleria?</text:p>
      <text:p text:style-name="Standard">La col·laboració serà i ja està sent estreta. No representarà cap problema.</text:p>
      <text:p text:style-name="Standard">I com plantejarà la relació amb els seus homònims del País Valencià i les Balears?</text:p>
      <text:p text:style-name="Standard">A pit descobert. Simplement procuraré anar-hi i parlar-hi. Per a mi serà una prioritat.</text:p>
      <text:p text:style-name="Standard">Vostè parlava al principi d'una visió àmplia de la cultura popular. Què faran?</text:p>
      <text:p text:style-name="Standard">Una ambició meva personal és que la cultura popular no es vegi només com una herència, sinó com un procés històric viu. A Catalunya, com que tenim encara recent el trauma de la dictadura, s'han creat uns mecanismes defensius històricament imprescindibles. I això ha acabat impactant totes les polítiques que s'han fet fins ara. El punt d'audàcia d'ara és fer el gir i que ens reorienti cap al futur per vertebrar una cultura popular nacional catalana que sigui més inclusiva de totes les classes populars. I fer-les participar. Cap tradició no és capaç de perviure si no sap transformar-se en successives modernitats. Igual com no hi ha cap modernitat que emergeixi si no és a partir d'una tradició. Una cultura nacional, sobretot si és demogràficament petita, es caracteritza perquè els seus membres són capaços de reassignar sentit a tot allò que devoren. No ens ha de fer por la connexió amb les cultures globals, amb les noves tecnologies, amb les altres llengües. El que no és possible és diagnosticar-nos en crisi perpètua a partir d'uns enemics que acaben mitificats. No podem deixar de modernitzar-nos. No podem estar permanentment en la reserva. Som una societat d'una tradició llarga de barreja, oberta, de mestissatge. Per tant, en l'actual globalització, tenim més experiència que altres. I ho hem d'utilitzar a favor nostre. No ens podem ancorar en el consagrat discurs defensiu, vinculat al victimisme -i això no vol dir que molts dels diagnòstics no siguin certs- i amb un cert pessimisme militant. Evidentment s'ha de protegir la cultural popular catalana, però sobretot s'ha de modernitzar per connectar-la amb nous sectors. Perquè entre d'altres coses és una de les principals pistes d'aterratge de les polítiques d'acollida i cohesió.</text:p>
      <text:p text:style-name="Standard"/>
      <text:p text:style-name="Standard">Entrevista publicada a e-barcelona.org (http://e-barcelona.org/index.php?name=News&amp;file=article&amp;sid=8178) sota llicència Creative Comm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4-06T21:01:24</meta:creation-date>
    <dc:date>2007-04-06T21:03:17</dc:date>
    <dc:language>ca-ES</dc:language>
    <meta:editing-cycles>2</meta:editing-cycles>
    <meta:editing-duration>PT1M57S</meta:editing-duration>
    <meta:user-defined meta:name="Info 1"/>
    <meta:user-defined meta:name="Info 2"/>
    <meta:user-defined meta:name="Info 3"/>
    <meta:user-defined meta:name="Info 4"/>
    <meta:document-statistic meta:table-count="0" meta:image-count="0" meta:object-count="0" meta:page-count="3" meta:paragraph-count="39" meta:word-count="2090" meta:character-count="12466"/>
  </office:meta>
</office:document-meta>
</file>